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left" draw:textarea-vertical-align="top" draw:auto-grow-height="false" fo:min-height="3.306cm" fo:min-width="5.088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5.846cm" fo:min-width="7.882cm" fo:padding-top="0.151cm" fo:padding-bottom="0.151cm" fo:padding-left="0.276cm" fo:padding-right="0.276cm" draw:shadow="visible" draw:shadow-offset-x="0.152cm" draw:shadow-offset-y="0.152cm" draw:shadow-color="#cccccc"/>
    </style:style>
    <style:style style:name="gr3" style:family="graphic" style:parent-style-name="standard">
      <style:graphic-properties svg:stroke-color="#000000" draw:fill-color="#ffffff" draw:textarea-horizontal-align="left" draw:textarea-vertical-align="top" draw:auto-grow-height="false" fo:min-height="4.068cm" fo:min-width="6.358cm" draw:shadow="hidden" draw:shadow-offset-x="0.152cm" draw:shadow-offset-y="0.152cm" draw:shadow-color="#cccccc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6.354cm" fo:min-width="12.2cm" fo:padding-top="0.151cm" fo:padding-bottom="0.151cm" fo:padding-left="0.276cm" fo:padding-right="0.276cm" draw:shadow="visible" draw:shadow-offset-x="0.152cm" draw:shadow-offset-y="0.152cm" draw:shadow-color="#cccccc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top" draw:auto-grow-height="false" fo:min-height="8.64cm" fo:min-width="8.644cm" fo:padding-top="0.151cm" fo:padding-bottom="0.151cm" fo:padding-left="0.276cm" fo:padding-right="0.276cm" draw:shadow="visible" draw:shadow-offset-x="0.152cm" draw:shadow-offset-y="0.152cm" draw:shadow-color="#cccccc"/>
    </style:style>
    <style:style style:name="gr6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0.77cm"/>
    </style:style>
    <style:style style:name="gr7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5.342cm"/>
    </style:style>
    <style:style style:name="gr8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4.072cm"/>
    </style:style>
    <style:style style:name="gr9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10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3.818cm"/>
    </style:style>
    <style:style style:name="gr11" style:family="graphic" style:parent-style-name="objectwithoutfill">
      <style:graphic-properties svg:stroke-width="0.102cm" svg:stroke-color="#c0c0c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c0c0c0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c0c0c0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15" style:family="graphic" style:parent-style-name="objectwithoutfill">
      <style:graphic-properties svg:stroke-width="0.102cm" svg:stroke-color="#c0c0c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000000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right" draw:textarea-vertical-align="top" draw:auto-grow-height="false" fo:min-height="4.322cm" fo:min-width="6.358cm" fo:padding-top="0.151cm" fo:padding-bottom="0.151cm" fo:padding-left="0.276cm" fo:padding-right="0.276cm" draw:shadow="visible" draw:shadow-offset-x="0.152cm" draw:shadow-offset-y="0.152cm" draw:shadow-color="#cccccc"/>
    </style:style>
    <style:style style:name="gr18" style:family="graphic" style:parent-style-name="objectwithoutfill">
      <style:graphic-properties svg:stroke-width="0.102cm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80808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11.184cm"/>
    </style:style>
    <style:style style:name="gr23" style:family="graphic" style:parent-style-name="objectwithoutfill">
      <style:graphic-properties draw:stroke="dash" draw:stroke-dash="Ultrafine_20_Dashed" svg:stroke-width="0.102cm" svg:stroke-color="#00000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04cm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middle" draw:auto-grow-height="false" fo:min-height="0.968cm" fo:min-width="4.528cm" fo:padding-top="0.151cm" fo:padding-bottom="0.151cm" fo:padding-left="0.276cm" fo:padding-right="0.276cm" draw:shadow="visible" draw:shadow-offset-x="0.152cm" draw:shadow-offset-y="0.152cm" draw:shadow-color="#cccccc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style:font-name="CMU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CMU Serif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CMU Serif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2.511cm" svg:height="20.573cm" svg:x="0.254cm" svg:y="0.254cm" svg:viewBox="0 0 32512 20574" draw:points="0,20574 0,0 32512,0 32512,20574 23114,20574 23114,9144 11176,9144 11176,20574">
          <text:p/>
        </draw:polygon>
        <draw:custom-shape draw:style-name="gr2" draw:text-style-name="P3" draw:layer="layout" svg:width="8.382cm" svg:height="6.096cm" svg:x="1.524cm" svg:y="13.462cm">
          <text:p text:style-name="P2"><text:span text:style-name="T1">ProgramFlow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54cm" svg:y="14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413cm" svg:y="14.3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286cm" svg:y="14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159cm" svg:y="14.6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2.7cm" svg:height="6.604cm" svg:x="11.176cm" svg:y="1.524cm">
          <text:p text:style-name="P2"><text:span text:style-name="T1">MCE Modul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9.144cm" svg:height="8.89cm" svg:x="12.954cm" svg:y="10.668cm">
          <text:p text:style-name="P2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0.762cm" svg:x="13.462cm" svg:y="13.208cm">
          <text:p text:style-name="P2"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842cm" svg:height="1.27cm" draw:transform="rotate (-1.5707963267949) translate (17.018cm 13.208cm)">
          <text:p text:style-name="P2"><text:span text:style-name="T2">Instruction 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572cm" svg:height="1.27cm" draw:transform="rotate (-1.5707963267949) translate (19.304cm 14.478cm)">
          <text:p text:style-name="P2"><text:span text:style-name="T2">Scratchpa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draw:transform="rotate (-1.5707963267949) translate (21.59cm 13.208cm)">
          <text:p text:style-name="P2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0.762cm" svg:x="20.32cm" svg:y="11.684cm">
          <text:p text:style-name="P2"><text:span text:style-name="T2">CC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318cm" svg:height="1.27cm" draw:transform="rotate (-1.5707963267949) translate (14.732cm 14.732cm)">
          <text:p text:style-name="P2"><text:span text:style-name="T2">Instruction Memory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4.732cm" svg:y1="16.891cm" svg:x2="15.748cm" svg:y2="16.891cm">
          <text:p/>
        </draw:line>
        <draw:line draw:style-name="gr11" draw:text-style-name="P5" draw:layer="layout" svg:x1="14.097cm" svg:y1="13.97cm" svg:x2="14.097cm" svg:y2="14.732cm">
          <text:p/>
        </draw:line>
        <draw:line draw:style-name="gr11" draw:text-style-name="P5" draw:layer="layout" svg:x1="17.018cm" svg:y1="16.764cm" svg:x2="18.034cm" svg:y2="16.764cm">
          <text:p/>
        </draw:line>
        <draw:line draw:style-name="gr12" draw:text-style-name="P5" draw:layer="layout" svg:x1="19.304cm" svg:y1="15.113cm" svg:x2="20.32cm" svg:y2="15.113cm">
          <text:p/>
        </draw:line>
        <draw:line draw:style-name="gr11" draw:text-style-name="P5" draw:layer="layout" svg:x1="17.018cm" svg:y1="13.589cm" svg:x2="20.32cm" svg:y2="13.589cm">
          <text:p/>
        </draw:line>
        <draw:line draw:style-name="gr13" draw:text-style-name="P5" draw:layer="layout" svg:x1="20.955cm" svg:y1="12.446cm" svg:x2="20.955cm" svg:y2="13.208cm">
          <text:p/>
        </draw:line>
        <draw:custom-shape draw:style-name="gr14" draw:text-style-name="P6" draw:layer="layout" svg:width="2.54cm" svg:height="1.27cm" draw:transform="rotate (-1.5707963267949) translate (21.59cm 16.51cm)">
          <text:p text:style-name="P2"><text:span text:style-name="T2">Mem. Interf.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4.732cm" svg:y1="13.589cm" svg:x2="15.748cm" svg:y2="13.589cm">
          <text:p/>
        </draw:line>
        <draw:line draw:style-name="gr12" draw:text-style-name="P5" draw:layer="layout" svg:x1="19.304cm" svg:y1="17.78cm" svg:x2="20.32cm" svg:y2="17.78cm">
          <text:p/>
        </draw:line>
        <draw:polyline draw:style-name="gr16" draw:text-style-name="P5" draw:layer="layout" svg:width="4.538cm" svg:height="1.49cm" draw:transform="rotate (-1.77831597485702) translate (13.462cm 13.589cm)" svg:viewBox="0 0 4539 1491" draw:points="0,0 314,1491 4539,602">
          <text:p/>
        </draw:polyline>
        <draw:custom-shape draw:style-name="gr17" draw:text-style-name="P3" draw:layer="layout" svg:width="6.858cm" svg:height="4.572cm" svg:x="24.638cm" svg:y="14.986cm">
          <text:p text:style-name="P2"><text:span text:style-name="T1">RegisterFile UVC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svg:x="25.146cm" svg:y="17.78cm">
          <text:p text:style-name="P2"><text:span text:style-name="T2">BFM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svg:x="28.448cm" svg:y="17.78cm">
          <text:p text:style-name="P2"><text:span text:style-name="T2">Seq.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28.448cm" svg:y1="18.415cm" svg:x2="27.686cm" svg:y2="18.415cm">
          <text:p/>
        </draw:line>
        <draw:line draw:style-name="gr18" draw:text-style-name="P5" draw:layer="layout" svg:x1="21.59cm" svg:y1="18.415cm" svg:x2="25.146cm" svg:y2="18.415cm">
          <text:p/>
        </draw:line>
        <draw:custom-shape draw:style-name="gr9" draw:text-style-name="P4" draw:layer="layout" svg:width="2.54cm" svg:height="1.27cm" svg:x="25.146cm" svg:y="15.748cm">
          <text:p text:style-name="P2"><text:span text:style-name="T2">Monitor</text:span></text:p>
          <draw:enhanced-geometry svg:viewBox="0 0 21600 21600" draw:type="rectangle" draw:enhanced-path="M 0 0 L 21600 0 21600 21600 0 21600 0 0 Z N"/>
        </draw:custom-shape>
        <draw:polyline draw:style-name="gr19" draw:text-style-name="P5" draw:layer="layout" svg:width="2.031cm" svg:height="1.142cm" draw:transform="rotate (1.5707963267949) translate (24.003cm 18.415cm)" svg:viewBox="0 0 2032 1143" draw:points="0,0 2032,0 2032,1143">
          <text:p/>
        </draw:polyline>
        <draw:custom-shape draw:style-name="gr3" draw:text-style-name="P4" draw:layer="layout" svg:width="6.858cm" svg:height="4.318cm" svg:x="2.032cm" svg:y="14.732cm">
          <text:p text:style-name="P2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5.842cm" svg:y="17.272cm">
          <text:p text:style-name="P2"><text:span text:style-name="T2">BF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2.54cm" svg:y="17.272cm">
          <text:p text:style-name="P2"><text:span text:style-name="T2">Seq. Driver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1" draw:text-style-name="P5" draw:layer="layout" svg:x1="5.08cm" svg:y1="17.907cm" svg:x2="5.842cm" svg:y2="17.907cm">
          <text:p/>
        </draw:line>
        <draw:line draw:style-name="gr20" draw:text-style-name="P5" draw:layer="layout" svg:x1="13.462cm" svg:y1="17.907cm" svg:x2="8.382cm" svg:y2="17.907cm">
          <text:p/>
        </draw:line>
        <draw:custom-shape draw:style-name="gr9" draw:text-style-name="P4" draw:layer="layout" svg:width="2.54cm" svg:height="1.27cm" svg:x="5.842cm" svg:y="15.24cm">
          <text:p text:style-name="P2"><text:span text:style-name="T2">Monitor</text:span></text:p>
          <draw:enhanced-geometry svg:viewBox="0 0 21600 21600" draw:mirror-horizontal="true" draw:type="rectangle" draw:enhanced-path="M 0 0 L 21600 0 21600 21600 0 21600 0 0 Z N"/>
        </draw:custom-shape>
        <draw:polyline draw:style-name="gr19" draw:text-style-name="P5" draw:layer="layout" svg:width="2.031cm" svg:height="2.539cm" draw:transform="rotate (-1.5707963267949) translate (10.922cm 15.875cm)" svg:viewBox="0 0 2032 2540" draw:points="2032,0 0,0 0,2540">
          <text:p/>
        </draw:polyline>
        <draw:polyline draw:style-name="gr13" draw:text-style-name="P5" draw:layer="layout" svg:width="4.099cm" svg:height="0.884cm" draw:transform="rotate (0.282568805897882) translate (16.2809811470858cm 12.8566199090936cm)" svg:viewBox="0 0 4100 885" draw:points="0,366 106,0 3155,885 3368,153 4100,366">
          <text:p/>
        </draw:polyline>
        <draw:polyline draw:style-name="gr21" draw:text-style-name="P5" draw:layer="layout" svg:width="6.686cm" svg:height="1.566cm" draw:transform="rotate (1.74550378491953) translate (18.669cm 14.478cm)" svg:viewBox="0 0 6687 1567" draw:points="0,0 5628,993 5562,1369 6687,1567">
          <text:p/>
        </draw:polyline>
        <draw:polyline draw:style-name="gr21" draw:text-style-name="P5" draw:layer="layout" svg:width="2.398cm" svg:height="3.473cm" draw:transform="rotate (0.330216294477327) translate (19.8286233133124cm 8.39786643183331cm)" svg:viewBox="0 0 2399 3474" draw:points="0,3474 947,711 2028,1081 2399,0">
          <text:p/>
        </draw:polyline>
        <draw:polyline draw:style-name="gr21" draw:text-style-name="P5" draw:layer="layout" svg:width="5.587cm" svg:height="0.888cm" draw:transform="rotate (1.5707963267949) translate (12.954cm 13.208cm)" svg:viewBox="0 0 5588 889" draw:points="0,889 4445,889 4445,0 5588,0">
          <text:p/>
        </draw:polyline>
        <draw:custom-shape draw:style-name="gr22" draw:text-style-name="P4" draw:layer="layout" svg:width="11.684cm" svg:height="1.27cm" svg:x="11.684cm" svg:y="4.318cm">
          <text:p text:style-name="P2"><text:span text:style-name="T2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14.732cm" svg:y="2.54cm">
          <text:p text:style-name="P2"><text:span text:style-name="T2">Ref. Model</text:span></text:p>
          <draw:enhanced-geometry svg:viewBox="0 0 21600 21600" draw:mirror-horizontal="true" draw:type="rectangle" draw:enhanced-path="M 0 0 L 21600 0 21600 21600 0 21600 0 0 Z N"/>
        </draw:custom-shape>
        <draw:polyline draw:style-name="gr23" draw:text-style-name="P5" draw:layer="layout" svg:width="11.071cm" svg:height="4.444cm" draw:transform="skewX (-3.78470717331726E-017) rotate (-1.80728844044013) translate (11.684cm 4.953cm)" svg:viewBox="0 0 11072 4445" draw:points="0,0 1071,4445 11072,2035">
          <text:p/>
        </draw:polyline>
        <draw:polyline draw:style-name="gr23" draw:text-style-name="P5" draw:layer="layout" svg:width="11.173cm" svg:height="3.831cm" draw:transform="skewX (-4.35006712297499E-017) rotate (-1.20794237530528) translate (26.0319974135288cm 3.94157432445691cm)" svg:viewBox="0 0 11174 3832" draw:points="0,2850 1082,0 11174,3832">
          <text:p/>
        </draw:polyline>
        <draw:custom-shape draw:style-name="gr9" draw:text-style-name="P4" draw:layer="layout" svg:width="2.54cm" svg:height="1.27cm" svg:x="18.034cm" svg:y="2.54cm">
          <text:p text:style-name="P2"><text:span text:style-name="T2">Scoreboard</text:span></text:p>
          <draw:enhanced-geometry svg:viewBox="0 0 21600 21600" draw:mirror-horizontal="true" draw:type="rectangle" draw:enhanced-path="M 0 0 L 21600 0 21600 21600 0 21600 0 0 Z N"/>
        </draw:custom-shape>
        <draw:line draw:style-name="gr11" draw:text-style-name="P5" draw:layer="layout" svg:x1="17.272cm" svg:y1="3.175cm" svg:x2="18.034cm" svg:y2="3.175cm">
          <text:p/>
        </draw:line>
        <draw:custom-shape draw:style-name="gr24" draw:text-style-name="P4" draw:layer="layout" svg:width="2.54cm" svg:height="0.762cm" svg:x="14.478cm" svg:y="11.684cm">
          <text:p text:style-name="P2"><text:span text:style-name="T2">Call Stack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svg:x="14.732cm" svg:y="6.35cm">
          <text:p text:style-name="P2"><text:span text:style-name="T2">Call Stack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20.828cm" svg:y="6.35cm">
          <text:p text:style-name="P2"><text:span text:style-name="T2">CCR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11.684cm" svg:y="6.35cm">
          <text:p text:style-name="P2"><text:span text:style-name="T2">PC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17.78cm" svg:y="6.35cm">
          <text:p text:style-name="P2"><text:span text:style-name="T2">Scratchpad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line draw:style-name="gr11" draw:text-style-name="P5" draw:layer="layout" svg:x1="12.954cm" svg:y1="6.35cm" svg:x2="12.954cm" svg:y2="5.588cm">
          <text:p/>
        </draw:line>
        <draw:line draw:style-name="gr11" draw:text-style-name="P5" draw:layer="layout" svg:x1="16.002cm" svg:y1="6.35cm" svg:x2="16.002cm" svg:y2="5.588cm">
          <text:p/>
        </draw:line>
        <draw:line draw:style-name="gr11" draw:text-style-name="P5" draw:layer="layout" svg:x1="19.05cm" svg:y1="6.35cm" svg:x2="19.05cm" svg:y2="5.588cm">
          <text:p/>
        </draw:line>
        <draw:line draw:style-name="gr11" draw:text-style-name="P5" draw:layer="layout" svg:x1="22.098cm" svg:y1="6.35cm" svg:x2="22.098cm" svg:y2="5.588cm">
          <text:p/>
        </draw:line>
        <draw:polyline draw:style-name="gr12" draw:text-style-name="P5" draw:layer="layout" svg:width="1.164cm" svg:height="1.324cm" draw:transform="rotate (-1.89246050793745) translate (15.8622736717269cm 12.4840802573481cm)" svg:viewBox="0 0 1165 1325" draw:points="0,120 361,0 803,1325 1165,1205">
          <text:p/>
        </draw:polyline>
        <draw:polyline draw:style-name="gr21" draw:text-style-name="P5" draw:layer="layout" svg:width="4.063cm" svg:height="0.253cm" draw:transform="rotate (1.5707963267949) translate (15.748cm 11.684cm)" svg:viewBox="0 0 4064 254" draw:points="0,0 2921,0 2921,254 4064,254">
          <text:p/>
        </draw:polyline>
        <draw:polyline draw:style-name="gr11" draw:text-style-name="P5" draw:layer="layout" svg:width="2.113cm" svg:height="0.961cm" draw:transform="rotate (0.571420797102944) translate (12.4340398930002cm 3.50932129705897cm)" svg:viewBox="0 0 2114 962" draw:points="0,961 618,0 2114,962">
          <text:p/>
        </draw:polyline>
        <draw:polyline draw:style-name="gr11" draw:text-style-name="P5" draw:layer="layout" svg:width="1.904cm" svg:height="0.913cm" draw:transform="rotate (2.49808975837948) translate (22.0979979581205cm 4.3180027224959cm)" svg:viewBox="0 0 1905 914" draw:points="0,0 686,914 1905,0">
          <text:p/>
        </draw:polyline>
        <draw:frame draw:style-name="gr25" draw:text-style-name="P7" draw:layer="layout" svg:width="3.683cm" svg:height="1.143cm" svg:x="0.359cm" svg:y="0.381cm">
          <draw:text-box>
            <text:p><text:span text:style-name="T3">Testbench</text:span></text:p>
          </draw:text-box>
        </draw:frame>
        <draw:custom-shape draw:style-name="gr26" draw:text-style-name="P3" draw:layer="layout" svg:width="5.08cm" svg:height="1.27cm" svg:x="1.524cm" svg:y="11.557cm">
          <text:p text:style-name="P2"><text:span text:style-name="T1">Virtual Seq. Driver</text:span></text:p>
          <draw:enhanced-geometry svg:viewBox="0 0 21600 21600" draw:mirror-horizontal="true" draw:type="rectangle" draw:enhanced-path="M 0 0 L 21600 0 21600 21600 0 21600 0 0 Z N"/>
        </draw:custom-shape>
        <draw:polyline draw:style-name="gr20" draw:text-style-name="P5" draw:layer="layout" svg:width="5.747cm" svg:height="2.122cm" draw:transform="rotate (1.48702052269917) translate (0.41245830625874cm 17.866983675929cm)" svg:viewBox="0 0 5748 2123" draw:points="138,2123 0,478 5695,0 5748,633">
          <text:p/>
        </draw:polyline>
        <draw:polyline draw:style-name="gr16" draw:text-style-name="P5" draw:layer="layout" svg:width="2.236cm" svg:height="4.82cm" draw:transform="rotate (-1.77831597485702) translate (16.6551980008346cm 18.9002096978036cm)" svg:viewBox="0 0 2237 4821" draw:points="203,235 1321,0 2237,4350 0,482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3.02cm" fo:page-height="21.0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08:48:20.454441690</meta:creation-date>
    <dc:date>2017-06-09T10:57:31.516215749</dc:date>
    <meta:editing-duration>PT3H5M56S</meta:editing-duration>
    <meta:editing-cycles>16</meta:editing-cycles>
    <meta:generator>LibreOffice/5.0.6.2$Linux_X86_64 LibreOffice_project/00$Build-2</meta:generator>
    <meta:print-date>2017-06-06T11:03:28.499296852</meta:print-date>
    <meta:document-statistic meta:object-count="65"/>
  </office:meta>
</office:document-meta>
</file>